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E1000001FCEA15350A.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Plain_5f_heading_5f_1" style:master-page-name="">
      <style:paragraph-properties fo:margin-left="0in" fo:margin-right="0in" fo:margin-top="0.2in" fo:margin-bottom="0.1in" fo:text-indent="0in" style:auto-text-indent="false" style:page-number="auto"/>
    </style:style>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p/>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30</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
      <text:p text:style-name="Preformatted_20_Text"><text:soft-page-break/>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run correctly when it is executed?” asked Pat.</text:p>
      <text:p text:style-name="Standard"/>
      <text:p text:style-name="Standard">“Assuming that the <text:span text:style-name="T3">syntax</text:span> of the program is correct,” I replied “the <text:soft-page-break/>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
      <text:p text:style-name="P11"><text:soft-page-break/>“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Sometimes only a few smaller steps are needed to implement a larger step, <text:soft-page-break/>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somehow, having a solid understanding of how a computer works at its <text:soft-page-break/>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ape. <text:s/>I wrote 'Problem Solver' on the first hat and 'Coder' on the second hat <text:soft-page-break/>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oft-page-break/><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unchanged to describe what its analogous group of instructions does.”</text:p>
      <text:p text:style-name="Standard"/>
      <text:p text:style-name="Plain_5f_heading_5f_1">Finding The Largest Number In A List Of 100 Numbers</text:p>
      <text:p text:style-name="Standard">“Here is the next problem we are going to solve,” I said. <text:s/>I then wrote this <text:soft-page-break/>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
      <text:p text:style-name="Standard">“Now, give me a list of 5 numbers that meet these requirements.” I said.</text:p>
      <text:p text:style-name="Standard"/>
      <text:p text:style-name="Standard"><text:soft-page-break/>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
      <text:p text:style-name="Standard">“Okay.” said Pat.</text:p>
      <text:p text:style-name="Standard"><text:soft-page-break/></text:p>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 text:c="16"/>000003 |;Version: 1.0.</text:p>
      <text:p text:style-name="Preformatted_20_Text"><text:soft-page-break/><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oft-page-break/><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text:soft-page-break/>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text:soft-page-break/>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7">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text:p>
      <text:p text:style-name="P22">Copy The Contents Of list1 To list2</text:p>
      <text:p text:style-name="Preformatted_20_Text">%uasm65</text:p>
      <text:p text:style-name="Preformatted_20_Text"/>
      <text:p text:style-name="Preformatted_20_Text">;Program Name: copy.</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text:soft-page-break/></text:p>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reformatted_20_Text"/>
      <text:p text:style-name="Preformatted_20_Text">%/uasm65</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text:soft-page-break/>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text:soft-page-break/></text:p>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Calculate The Sum Of The 100 Bytes That Are In numbersList</text:p>
      <text:p text:style-name="Preformatted_20_Text"><text:soft-page-break/>%uasm65</text:p>
      <text:p text:style-name="Preformatted_20_Text"/>
      <text:p text:style-name="Preformatted_20_Text"><text:bookmark-start text:name="DDE_LINK6"/>;Program Name: sumlist.u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text:soft-page-break/>;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p>
      <text:p text:style-name="Standard"><text:bookmark-end text:name="DDE_LINK6"/></text:p>
      <text:p text:style-name="Plain_5f_heading_5f_1"/>
      <text:p text:style-name="Plain_5f_heading_5f_1"/>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3<text:tab/><text:span text:style-name="T1">6502 Programming</text:span><text:tab/><text:page-number text:select-page="current">33</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09-30T19:53:27</dc:date>
    <dc:language>en-US</dc:language>
    <meta:editing-cycles>617</meta:editing-cycles>
    <meta:editing-duration>P13DT6H39M5S</meta:editing-duration>
    <meta:user-defined meta:name="Info 1"/>
    <meta:user-defined meta:name="Info 2"/>
    <meta:user-defined meta:name="Info 3"/>
    <meta:user-defined meta:name="Info 4"/>
    <meta:document-statistic meta:table-count="0" meta:image-count="1" meta:object-count="5" meta:page-count="33" meta:paragraph-count="651" meta:word-count="7884" meta:character-count="477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